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20000036298A299D374D0D7D1.png" manifest:media-type="image/png"/>
  <manifest:file-entry manifest:full-path="Pictures/100002010000045100000388FC2ED05B44794F2F.png" manifest:media-type="image/png"/>
  <manifest:file-entry manifest:full-path="Pictures/10000201000004D600000327EBFD815F06C9F634.png" manifest:media-type="image/png"/>
  <manifest:file-entry manifest:full-path="Pictures/10000201000004F0000003175EEF3BB4274F577A.png" manifest:media-type="image/png"/>
  <manifest:file-entry manifest:full-path="Pictures/1000020100000408000003C8732D47D5DA370B0D.png" manifest:media-type="image/png"/>
  <manifest:file-entry manifest:full-path="Pictures/10000201000003AE000004255BBBB68EDFE03C07.png" manifest:media-type="image/png"/>
  <manifest:file-entry manifest:full-path="Pictures/1000020100000408000003C8166E63DAF6B85BCC.png" manifest:media-type="image/png"/>
  <manifest:file-entry manifest:full-path="Pictures/10000201000004BB00000339CA0870290265B9E3.png" manifest:media-type="image/png"/>
  <manifest:file-entry manifest:full-path="Pictures/10000201000004BB00000339AF0872019AF16D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000000" draw:marker-start="msArrowEnd_20_5" draw:marker-start-width="0.21cm" draw:marker-start-center="false" draw:stroke-linejoin="round" svg:stroke-linecap="butt" draw:fill="none" draw:fill-color="#00c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none" draw:fill-color="#a5c7c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round" svg:stroke-linecap="butt" draw:fill="solid" draw:fill-color="#fadc1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stroke-linejoin="round" svg:stroke-linecap="butt" draw:fill="solid" draw:fill-color="#a5c7c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fill-color="#fadc19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fill-color="#a5c7c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stroke-linejoin="round" svg:stroke-linecap="butt" draw:fill="solid" draw:fill-color="#3ed85b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26cm" svg:stroke-color="#000000" draw:stroke-linejoin="round" svg:stroke-linecap="butt" draw:fill="solid" draw:fill-color="#00cf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stroke="none" svg:stroke-width="0cm" draw:fill="none" draw:fill-color="#00cff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width="0cm" draw:fill="none" draw:fill-color="#3ed85b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fill-color="#3ed85b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fill-color="#3ed85b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 draw:fill-color="#00cfff"/>
      <style:paragraph-properties fo:text-align="start"/>
      <style:text-properties fo:font-size="18pt"/>
    </style:style>
    <style:style style:name="P2" style:family="paragraph">
      <loext:graphic-properties draw:fill="none" draw:fill-color="#a5c7c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fadc19"/>
      <style:paragraph-properties fo:text-align="center" style:font-independent-line-spacing="true"/>
      <style:text-properties fo:font-size="14pt"/>
    </style:style>
    <style:style style:name="P5" style:family="paragraph">
      <loext:graphic-properties draw:fill="solid" draw:fill-color="#a5c7ce"/>
      <style:paragraph-properties fo:text-align="center" style:font-independent-line-spacing="true"/>
      <style:text-properties fo:font-size="14pt"/>
    </style:style>
    <style:style style:name="P6" style:family="paragraph">
      <loext:graphic-properties draw:fill="none" draw:fill-color="#fadc19"/>
      <style:paragraph-properties fo:text-align="start"/>
      <style:text-properties fo:font-size="18pt"/>
    </style:style>
    <style:style style:name="P7" style:family="paragraph">
      <loext:graphic-properties draw:fill="solid" draw:fill-color="#3ed85b"/>
      <style:paragraph-properties fo:text-align="center" style:font-independent-line-spacing="true"/>
      <style:text-properties fo:font-size="14pt"/>
    </style:style>
    <style:style style:name="P8" style:family="paragraph">
      <loext:graphic-properties draw:fill="solid" draw:fill-color="#00cfff"/>
      <style:paragraph-properties fo:text-align="center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3ed85b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30% 58%" style:font-name="Calibri1" fo:font-size="18pt" fo:letter-spacing="normal" fo:language="de" fo:country="DE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84;p1" draw:style-name="gr1" draw:text-style-name="P1" draw:layer="layout" svg:width="1.799cm" svg:height="0.001cm" svg:x="9.7cm" svg:y="7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5;p1" draw:style-name="gr1" draw:text-style-name="P1" draw:layer="layout" svg:width="1.799cm" svg:height="0.001cm" svg:x="12.9cm" svg:y="7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6;p1" draw:style-name="gr2" draw:text-style-name="P2" draw:layer="layout" svg:width="1.799cm" svg:height="0.001cm" svg:x="12.7cm" svg:y="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1" draw:style-name="gr2" draw:text-style-name="P2" draw:layer="layout" svg:width="1.799cm" svg:height="0.001cm" svg:x="9.5cm" svg:y="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;p1" draw:style-name="gr3" draw:text-style-name="P3" draw:layer="layout" svg:width="0.001cm" svg:height="1.399cm" draw:transform="rotate (-3.14159265358979) translate (15.342cm 7.1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9;p1" draw:style-name="gr3" draw:text-style-name="P3" draw:layer="layout" svg:width="0.001cm" svg:height="1.399cm" draw:transform="rotate (-3.14159265358979) translate (12.079cm 7.1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0;p1" draw:style-name="gr3" draw:text-style-name="P3" draw:layer="layout" svg:width="0.001cm" svg:height="1.399cm" draw:transform="rotate (-3.14159265358979) translate (8.898cm 7.1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1;p1" draw:style-name="gr4" draw:text-style-name="P4" draw:layer="layout" svg:width="1.556cm" svg:height="1.675cm" svg:x="8.099cm" svg:y="13.0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2;p1" draw:style-name="gr5" draw:text-style-name="P5" draw:layer="layout" svg:width="1.556cm" svg:height="1.675cm" svg:x="8.099cm" svg:y="10.1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93;p1" draw:style-name="gr6" draw:text-style-name="P6" draw:layer="layout" svg:width="1.163cm" svg:height="0.793cm" svg:x="8.374cm" svg:y="13.533cm">
          <draw:image xlink:href="Pictures/10000201000004BB00000339AF0872019AF16D48.png" xlink:type="simple" xlink:show="embed" xlink:actuate="onLoad" loext:mime-type="image/png">
            <text:p/>
          </draw:image>
        </draw:frame>
        <draw:frame draw:name="Google Shape;94;p1" draw:style-name="gr7" draw:text-style-name="P2" draw:layer="layout" svg:width="1.163cm" svg:height="0.793cm" svg:x="8.401cm" svg:y="10.526cm">
          <draw:image xlink:href="Pictures/10000201000004BB00000339CA0870290265B9E3.png" xlink:type="simple" xlink:show="embed" xlink:actuate="onLoad" loext:mime-type="image/png">
            <text:p/>
          </draw:image>
        </draw:frame>
        <draw:custom-shape draw:name="Google Shape;95;p1" draw:style-name="gr2" draw:text-style-name="P2" draw:layer="layout" svg:width="0.001cm" svg:height="1.247cm" draw:transform="rotate (-3.14159265358979) translate (8.878cm 13.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;p1" draw:style-name="gr4" draw:text-style-name="P4" draw:layer="layout" svg:width="1.556cm" svg:height="1.675cm" svg:x="11.3cm" svg:y="13.0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7;p1" draw:style-name="gr5" draw:text-style-name="P5" draw:layer="layout" svg:width="1.556cm" svg:height="1.675cm" svg:x="11.3cm" svg:y="10.1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98;p1" draw:style-name="gr6" draw:text-style-name="P6" draw:layer="layout" svg:width="0.846cm" svg:height="0.793cm" svg:x="11.73cm" svg:y="13.525cm">
          <draw:image xlink:href="Pictures/1000020100000408000003C8166E63DAF6B85BCC.png" xlink:type="simple" xlink:show="embed" xlink:actuate="onLoad" loext:mime-type="image/png">
            <text:p/>
          </draw:image>
        </draw:frame>
        <draw:frame draw:name="Google Shape;99;p1" draw:style-name="gr7" draw:text-style-name="P2" draw:layer="layout" svg:width="0.846cm" svg:height="0.793cm" svg:x="11.756cm" svg:y="10.526cm">
          <draw:image xlink:href="Pictures/1000020100000408000003C8732D47D5DA370B0D.png" xlink:type="simple" xlink:show="embed" xlink:actuate="onLoad" loext:mime-type="image/png">
            <text:p/>
          </draw:image>
        </draw:frame>
        <draw:custom-shape draw:name="Google Shape;100;p1" draw:style-name="gr2" draw:text-style-name="P2" draw:layer="layout" svg:width="0.001cm" svg:height="1.247cm" draw:transform="rotate (-3.14159265358979) translate (12.078cm 13.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;p1" draw:style-name="gr4" draw:text-style-name="P4" draw:layer="layout" svg:width="1.556cm" svg:height="1.675cm" svg:x="14.543cm" svg:y="13.0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;p1" draw:style-name="gr5" draw:text-style-name="P5" draw:layer="layout" svg:width="1.556cm" svg:height="1.675cm" svg:x="14.543cm" svg:y="10.1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03;p1" draw:style-name="gr6" draw:text-style-name="P6" draw:layer="layout" svg:width="1.269cm" svg:height="0.793cm" svg:x="14.764cm" svg:y="13.525cm">
          <draw:image xlink:href="Pictures/10000201000004F0000003175EEF3BB4274F577A.png" xlink:type="simple" xlink:show="embed" xlink:actuate="onLoad" loext:mime-type="image/png">
            <text:p/>
          </draw:image>
        </draw:frame>
        <draw:frame draw:name="Google Shape;104;p1" draw:style-name="gr7" draw:text-style-name="P2" draw:layer="layout" svg:width="1.216cm" svg:height="0.793cm" svg:x="14.817cm" svg:y="10.526cm">
          <draw:image xlink:href="Pictures/10000201000004D600000327EBFD815F06C9F634.png" xlink:type="simple" xlink:show="embed" xlink:actuate="onLoad" loext:mime-type="image/png">
            <text:p/>
          </draw:image>
        </draw:frame>
        <draw:custom-shape draw:name="Google Shape;105;p1" draw:style-name="gr2" draw:text-style-name="P2" draw:layer="layout" svg:width="0.001cm" svg:height="1.247cm" draw:transform="rotate (-3.14159265358979) translate (15.321cm 13.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;p1" draw:style-name="gr8" draw:text-style-name="P7" draw:layer="layout" svg:width="1.556cm" svg:height="1.675cm" svg:x="8.1cm" svg:y="4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7;p1" draw:style-name="gr8" draw:text-style-name="P7" draw:layer="layout" svg:width="1.556cm" svg:height="1.675cm" svg:x="11.301cm" svg:y="4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8;p1" draw:style-name="gr8" draw:text-style-name="P7" draw:layer="layout" svg:width="1.556cm" svg:height="1.675cm" svg:x="14.544cm" svg:y="4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9;p1" draw:style-name="gr9" draw:text-style-name="P8" draw:layer="layout" svg:width="1.556cm" svg:height="1.675cm" svg:x="8.099cm" svg:y="7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10;p1" draw:style-name="gr10" draw:text-style-name="P1" draw:layer="layout" svg:width="1.163cm" svg:height="0.952cm" svg:x="8.401cm" svg:y="7.369cm">
          <draw:image xlink:href="Pictures/100002010000045100000388FC2ED05B44794F2F.png" xlink:type="simple" xlink:show="embed" xlink:actuate="onLoad" loext:mime-type="image/png">
            <text:p/>
          </draw:image>
        </draw:frame>
        <draw:custom-shape draw:name="Google Shape;111;p1" draw:style-name="gr9" draw:text-style-name="P8" draw:layer="layout" svg:width="1.556cm" svg:height="1.675cm" svg:x="11.3cm" svg:y="7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12;p1" draw:style-name="gr10" draw:text-style-name="P1" draw:layer="layout" svg:width="0.846cm" svg:height="0.952cm" svg:x="11.756cm" svg:y="7.369cm">
          <draw:image xlink:href="Pictures/10000201000003AE000004255BBBB68EDFE03C07.png" xlink:type="simple" xlink:show="embed" xlink:actuate="onLoad" loext:mime-type="image/png">
            <text:p/>
          </draw:image>
        </draw:frame>
        <draw:custom-shape draw:name="Google Shape;113;p1" draw:style-name="gr9" draw:text-style-name="P8" draw:layer="layout" svg:width="1.556cm" svg:height="1.675cm" svg:x="14.543cm" svg:y="7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14;p1" draw:style-name="gr10" draw:text-style-name="P1" draw:layer="layout" svg:width="1.269cm" svg:height="0.952cm" svg:x="14.79cm" svg:y="7.369cm">
          <draw:image xlink:href="Pictures/10000201000004820000036298A299D374D0D7D1.png" xlink:type="simple" xlink:show="embed" xlink:actuate="onLoad" loext:mime-type="image/png">
            <text:p/>
          </draw:image>
        </draw:frame>
        <draw:custom-shape draw:name="Google Shape;115;p1" draw:style-name="gr3" draw:text-style-name="P3" draw:layer="layout" svg:width="0.228cm" svg:height="5.483cm" draw:transform="rotate (-3.14159265358979) translate (8.329cm 10.963cm)">
          <text:p/>
          <draw:enhanced-geometry draw:mirror-horizontal="true" draw:mirror-vertical="false" draw:text-areas="0 0 ?f10 ?f11" svg:viewBox="0 0 0 0" draw:type="ooxml-curvedConnector4" draw:modifiers="-277091 87295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116;p1" draw:style-name="gr3" draw:text-style-name="P3" draw:layer="layout" svg:width="0.228cm" svg:height="5.483cm" draw:transform="rotate (-3.14159265358979) translate (11.529cm 10.963cm)">
          <text:p/>
          <draw:enhanced-geometry draw:mirror-horizontal="true" draw:mirror-vertical="false" draw:text-areas="0 0 ?f10 ?f11" svg:viewBox="0 0 0 0" draw:type="ooxml-curvedConnector4" draw:modifiers="-277091 86858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117;p1" draw:style-name="gr3" draw:text-style-name="P3" draw:layer="layout" svg:width="0.228cm" svg:height="5.483cm" draw:transform="rotate (-3.14159265358979) translate (14.772cm 10.963cm)">
          <text:p/>
          <draw:enhanced-geometry draw:mirror-horizontal="true" draw:mirror-vertical="false" draw:text-areas="0 0 ?f10 ?f11" svg:viewBox="0 0 0 0" draw:type="ooxml-curvedConnector4" draw:modifiers="-277091 86858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118;p1" draw:style-name="gr3" draw:text-style-name="P3" draw:layer="layout" svg:width="0.227cm" svg:height="5.407cm" draw:transform="rotate (-3.14159265358979) translate (9.656cm 13.888cm)">
          <text:p/>
          <draw:enhanced-geometry draw:mirror-horizontal="false" draw:mirror-vertical="false" draw:text-areas="0 0 ?f10 ?f11" svg:viewBox="0 0 0 0" draw:type="ooxml-curvedConnector4" draw:modifiers="-278102 75857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119;p1" draw:style-name="gr3" draw:text-style-name="P3" draw:layer="layout" svg:width="0.227cm" svg:height="5.407cm" draw:transform="rotate (-3.14159265358979) translate (12.856cm 13.888cm)">
          <text:p/>
          <draw:enhanced-geometry draw:mirror-horizontal="false" draw:mirror-vertical="false" draw:text-areas="0 0 ?f10 ?f11" svg:viewBox="0 0 0 0" draw:type="ooxml-curvedConnector4" draw:modifiers="-162664 75856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120;p1" draw:style-name="gr3" draw:text-style-name="P3" draw:layer="layout" svg:width="0.227cm" svg:height="5.407cm" draw:transform="rotate (-3.14159265358979) translate (16.1cm 13.888cm)">
          <text:p/>
          <draw:enhanced-geometry draw:mirror-horizontal="false" draw:mirror-vertical="false" draw:text-areas="0 0 ?f10 ?f11" svg:viewBox="0 0 0 0" draw:type="ooxml-curvedConnector4" draw:modifiers="-278102 75413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121;p1" draw:style-name="gr11" draw:text-style-name="P10" draw:layer="layout" svg:width="1.556cm" svg:height="1.247cm" svg:x="8.057cm" svg:y="4.232cm">
          <text:p text:style-name="P9"><text:span text:style-name="T1">f</text:span><text:span text:style-name="T2">[t - 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" draw:style-name="gr12" draw:text-style-name="P10" draw:layer="layout" svg:width="1.556cm" svg:height="1.247cm" svg:x="11.656cm" svg:y="4.232cm">
          <text:p text:style-name="P9"><text:span text:style-name="T1">f</text:span><text:span text:style-name="T2">[t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" draw:style-name="gr13" draw:text-style-name="P10" draw:layer="layout" svg:width="1.556cm" svg:height="1.247cm" svg:x="14.619cm" svg:y="4.232cm">
          <text:p text:style-name="P9"><text:span text:style-name="T1">f</text:span><text:span text:style-name="T2">[t +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1;p1:notes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14" draw:layer="layout" svg:width="12.7cm" svg:height="9.524cm" svg:x="3.176cm" svg:y="1.905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2;p3" presentation:style-name="TITLE-title" draw:layer="backgroundobjects" svg:width="21.589cm" svg:height="4.082cm" svg:x="1.905cm" svg:y="5.918cm" presentation:class="title" presentation:placeholder="true" presentation:user-transformed="true">
        <draw:text-box/>
      </draw:frame>
      <draw:frame draw:name="Google Shape;14;p3" presentation:style-name="Mpr1" draw:text-style-name="MP5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15;p3" presentation:style-name="Mpr1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16;p3" presentation:style-name="Mpr1" draw:text-style-name="MP5" draw:layer="backgroundobjects" svg:width="5.926cm" svg:height="1.013cm" svg:x="18.203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9-11T16:26:15</meta:creation-date>
    <meta:initial-creator>Windows-Benutzer</meta:initial-creator>
    <dc:date>2021-12-15T16:58:04.609472453</dc:date>
    <meta:editing-duration>PT2H25M26S</meta:editing-duration>
    <meta:editing-cycles>1</meta:editing-cycles>
    <meta:document-statistic meta:object-count="62"/>
    <meta:generator>LibreOffice/6.4.7.2$Linux_X86_64 LibreOffice_project/40$Build-2</meta:generator>
  </office:meta>
</office:document-meta>
</file>